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Hack" svg:font-family="Hack, 'fira code', Consolas, Menlo, Monaco, 'andale mono', 'lucida console', 'lucida sans typewriter', 'dejavu sans mono', 'bitstream vera sans mono', 'liberation mono', 'nimbus mono l', 'courier new', Courier, monospace"/>
    <style:font-face style:name="Mangal1" svg:font-family="Manga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e171" officeooo:paragraph-rsid="0000e171" style:font-weight-asian="bold" style:font-weight-complex="bold"/>
    </style:style>
    <style:style style:name="P2" style:family="paragraph" style:parent-style-name="Standard">
      <style:text-properties fo:font-weight="normal" officeooo:rsid="0000e171" officeooo:paragraph-rsid="0000e171" style:font-weight-asian="normal" style:font-weight-complex="normal"/>
    </style:style>
    <style:style style:name="P3" style:family="paragraph" style:parent-style-name="Standard">
      <style:text-properties fo:font-weight="normal" officeooo:rsid="000328c6" officeooo:paragraph-rsid="000328c6" style:font-weight-asian="normal" style:font-weight-complex="normal"/>
    </style:style>
    <style:style style:name="P4" style:family="paragraph" style:parent-style-name="Standard">
      <style:text-properties fo:font-weight="normal" officeooo:rsid="0006d037" officeooo:paragraph-rsid="0006d037" style:font-weight-asian="normal" style:font-weight-complex="normal"/>
    </style:style>
    <style:style style:name="P5" style:family="paragraph" style:parent-style-name="Standard">
      <style:text-properties fo:font-weight="normal" officeooo:rsid="0009b6d2" officeooo:paragraph-rsid="0009b6d2" style:font-weight-asian="normal" style:font-weight-complex="normal"/>
    </style:style>
    <style:style style:name="P6" style:family="paragraph" style:parent-style-name="Standard">
      <style:text-properties fo:font-weight="normal" officeooo:rsid="0009b6d2" officeooo:paragraph-rsid="000c4069" style:font-weight-asian="normal" style:font-weight-complex="normal"/>
    </style:style>
    <style:style style:name="P7" style:family="paragraph" style:parent-style-name="Standard">
      <style:text-properties fo:font-weight="normal" officeooo:rsid="000afc1e" officeooo:paragraph-rsid="000afc1e" style:font-weight-asian="normal" style:font-weight-complex="normal"/>
    </style:style>
    <style:style style:name="P8" style:family="paragraph" style:parent-style-name="Standard">
      <style:text-properties fo:font-weight="normal" officeooo:rsid="000afc1e" officeooo:paragraph-rsid="000d8a14" style:font-weight-asian="normal" style:font-weight-complex="normal"/>
    </style:style>
    <style:style style:name="P9" style:family="paragraph" style:parent-style-name="Standard">
      <style:text-properties fo:font-weight="normal" officeooo:rsid="000d8a14" officeooo:paragraph-rsid="000d8a14" style:font-weight-asian="normal" style:font-weight-complex="normal"/>
    </style:style>
    <style:style style:name="P10" style:family="paragraph" style:parent-style-name="Standard">
      <style:text-properties fo:font-weight="bold" officeooo:rsid="0000e171" officeooo:paragraph-rsid="0000e171" style:font-weight-asian="bold" style:font-weight-complex="bold"/>
    </style:style>
    <style:style style:name="P11" style:family="paragraph" style:parent-style-name="Standard">
      <style:text-properties fo:font-weight="bold" officeooo:rsid="000d8a14" officeooo:paragraph-rsid="000d8a14" style:font-weight-asian="bold" style:font-weight-complex="bold"/>
    </style:style>
    <style:style style:name="P12" style:family="paragraph" style:parent-style-name="Standard">
      <style:text-properties fo:font-weight="bold" officeooo:rsid="000dd110" officeooo:paragraph-rsid="000dd110" style:font-weight-asian="bold" style:font-weight-complex="bold"/>
    </style:style>
    <style:style style:name="P13" style:family="paragraph" style:parent-style-name="Standard">
      <style:text-properties fo:font-weight="bold" officeooo:rsid="000dd110" officeooo:paragraph-rsid="000e313f" style:font-weight-asian="bold" style:font-weight-complex="bold"/>
    </style:style>
    <style:style style:name="P14" style:family="paragraph" style:parent-style-name="Standard">
      <style:text-properties fo:font-weight="bold" officeooo:rsid="000fc3e2" officeooo:paragraph-rsid="000fc3e2" style:font-weight-asian="bold" style:font-weight-complex="bold"/>
    </style:style>
    <style:style style:name="P15" style:family="paragraph" style:parent-style-name="Standard">
      <style:text-properties officeooo:paragraph-rsid="0007ff26"/>
    </style:style>
    <style:style style:name="P16" style:family="paragraph" style:parent-style-name="Standard">
      <style:paragraph-properties style:line-height-at-least="0.1319in"/>
      <style:text-properties fo:color="#cccccc" style:font-name="Consolas" fo:font-size="7pt" fo:font-weight="normal" fo:background-color="#1f1f1f"/>
    </style:style>
    <style:style style:name="P17" style:family="paragraph" style:parent-style-name="Standard">
      <style:text-properties fo:color="#cccccc" style:font-name="Consolas" fo:font-size="7pt" fo:font-weight="normal" officeooo:rsid="000afc1e" officeooo:paragraph-rsid="000afc1e" fo:background-color="#1f1f1f" style:font-weight-asian="normal" style:font-weight-complex="normal"/>
    </style:style>
    <style:style style:name="P18" style:family="paragraph" style:parent-style-name="Standard">
      <style:paragraph-properties style:line-height-at-least="0.1319in"/>
      <style:text-properties fo:color="#00a933" style:font-name="Consolas" fo:font-size="7pt" fo:font-weight="normal" officeooo:rsid="000afc1e" fo:background-color="#1f1f1f"/>
    </style:style>
    <style:style style:name="P19" style:family="paragraph" style:parent-style-name="Standard">
      <style:text-properties officeooo:paragraph-rsid="000dd110"/>
    </style:style>
    <style:style style:name="P20" style:family="paragraph" style:parent-style-name="Standard">
      <style:text-properties style:font-name="Times New Roman" fo:font-weight="normal" officeooo:rsid="000dd110" officeooo:paragraph-rsid="000dd110" style:font-weight-asian="normal" style:font-weight-complex="normal"/>
    </style:style>
    <style:style style:name="P21" style:family="paragraph" style:parent-style-name="Standard">
      <style:text-properties fo:color="#ff0000" style:font-name="Times New Roman" fo:font-weight="normal" officeooo:rsid="000dd110" officeooo:paragraph-rsid="000fc3e2" style:font-weight-asian="normal" style:font-weight-complex="normal"/>
    </style:style>
    <style:style style:name="P22" style:family="paragraph" style:parent-style-name="Standard">
      <style:text-properties fo:color="#ff0000" style:font-name="Times New Roman" fo:font-weight="normal" officeooo:rsid="000dd110" officeooo:paragraph-rsid="000dd110" style:font-weight-asian="normal" style:font-weight-complex="normal"/>
    </style:style>
    <style:style style:name="P23" style:family="paragraph" style:parent-style-name="Standard">
      <style:text-properties fo:color="#ff0000" fo:font-weight="bold" officeooo:rsid="000dd110" officeooo:paragraph-rsid="000dd110" style:font-weight-asian="bold" style:font-weight-complex="bold"/>
    </style:style>
    <style:style style:name="P24" style:family="paragraph" style:parent-style-name="Standard">
      <style:text-properties officeooo:paragraph-rsid="000fc3e2"/>
    </style:style>
    <style:style style:name="P25" style:family="paragraph" style:parent-style-name="Standard">
      <style:text-properties fo:font-size="10.5pt" fo:font-weight="bold" officeooo:rsid="000fc3e2" officeooo:paragraph-rsid="000fc3e2" style:font-size-asian="10.5pt" style:font-weight-asian="bold" style:font-size-complex="10.5pt" style:font-weight-complex="bold"/>
    </style:style>
    <style:style style:name="P26" style:family="paragraph" style:parent-style-name="Standard">
      <style:text-properties fo:font-size="10.5pt" officeooo:paragraph-rsid="000fc3e2" style:font-size-asian="10.5pt" style:font-size-complex="10.5pt"/>
    </style:style>
    <style:style style:name="P27" style:family="paragraph" style:parent-style-name="Standard">
      <style:paragraph-properties style:writing-mode="lr-tb"/>
      <style:text-properties fo:font-weight="bold" officeooo:rsid="00118ac6" officeooo:paragraph-rsid="00118ac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d037" style:font-weight-asian="normal" style:font-weight-complex="normal"/>
    </style:style>
    <style:style style:name="T3" style:family="text">
      <style:text-properties fo:font-weight="normal" officeooo:rsid="0007ff26" style:font-weight-asian="normal" style:font-weight-complex="normal"/>
    </style:style>
    <style:style style:name="T4" style:family="text">
      <style:text-properties officeooo:rsid="00022db0"/>
    </style:style>
    <style:style style:name="T5" style:family="text">
      <style:text-properties officeooo:rsid="00037c30"/>
    </style:style>
    <style:style style:name="T6" style:family="text">
      <style:text-properties officeooo:rsid="0004c0be"/>
    </style:style>
    <style:style style:name="T7" style:family="text">
      <style:text-properties officeooo:rsid="0004fac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d8a14" style:font-weight-asian="bold" style:font-weight-complex="bold"/>
    </style:style>
    <style:style style:name="T10" style:family="text">
      <style:text-properties fo:font-weight="bold" officeooo:rsid="000dd110" style:font-weight-asian="bold" style:font-weight-complex="bold"/>
    </style:style>
    <style:style style:name="T11" style:family="text">
      <style:text-properties fo:font-variant="normal" fo:text-transform="none" fo:color="#0d0d0d" style:font-name="S hne" fo:font-size="8pt" fo:letter-spacing="normal" fo:font-style="normal" fo:font-weight="normal"/>
    </style:style>
    <style:style style:name="T12" style:family="text">
      <style:text-properties fo:font-variant="normal" fo:text-transform="none" fo:color="#0d0d0d" style:font-name="S hne" fo:font-size="8pt" fo:letter-spacing="normal" fo:font-style="normal" fo:font-weight="normal" officeooo:rsid="0007ff26"/>
    </style:style>
    <style:style style:name="T13" style:family="text">
      <style:text-properties fo:font-variant="normal" fo:text-transform="none" fo:color="#0d0d0d" style:font-name="S hne" fo:font-size="8pt" fo:letter-spacing="normal" fo:font-style="normal" fo:font-weight="normal" officeooo:rsid="00137e6f" style:font-weight-asian="normal" style:font-weight-complex="normal"/>
    </style:style>
    <style:style style:name="T14" style:family="text">
      <style:text-properties fo:color="#9cdcfe"/>
    </style:style>
    <style:style style:name="T15" style:family="text">
      <style:text-properties fo:color="#d4d4d4"/>
    </style:style>
    <style:style style:name="T16" style:family="text">
      <style:text-properties fo:color="#dcdcaa"/>
    </style:style>
    <style:style style:name="T17" style:family="text">
      <style:text-properties officeooo:rsid="000c4069"/>
    </style:style>
    <style:style style:name="T18" style:family="text">
      <style:text-properties officeooo:rsid="000d8a14"/>
    </style:style>
    <style:style style:name="T19" style:family="text">
      <style:text-properties fo:color="#00a933"/>
    </style:style>
    <style:style style:name="T20" style:family="text">
      <style:text-properties fo:color="#00a933" officeooo:rsid="000dd110"/>
    </style:style>
    <style:style style:name="T21" style:family="text">
      <style:text-properties officeooo:rsid="000dd110"/>
    </style:style>
    <style:style style:name="T22" style:family="text">
      <style:text-properties fo:color="#ff0000"/>
    </style:style>
    <style:style style:name="T23" style:family="text">
      <style:text-properties fo:color="#ff0000" officeooo:rsid="000d8a14"/>
    </style:style>
    <style:style style:name="T24" style:family="text">
      <style:text-properties fo:color="#ff0000" officeooo:rsid="000dd110"/>
    </style:style>
    <style:style style:name="T25" style:family="text">
      <style:text-properties fo:color="#ff0000" officeooo:rsid="000ea94b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font-weight="normal" style:font-weight-asian="normal" style:font-weight-complex="normal"/>
    </style:style>
    <style:style style:name="T28" style:family="text">
      <style:text-properties style:font-name="Times New Roman" fo:font-weight="normal" officeooo:rsid="000e313f" style:font-weight-asian="normal" style:font-weight-complex="normal"/>
    </style:style>
    <style:style style:name="T29" style:family="text">
      <style:text-properties style:font-name="Times New Roman" fo:font-weight="normal" officeooo:rsid="000fc3e2" style:font-weight-asian="normal" style:font-weight-complex="normal"/>
    </style:style>
    <style:style style:name="T30" style:family="text">
      <style:text-properties style:font-name="Times New Roman" fo:font-weight="normal" officeooo:rsid="0011053f" style:font-weight-asian="normal" style:font-weight-complex="normal"/>
    </style:style>
    <style:style style:name="T31" style:family="text">
      <style:text-properties style:font-name="Times New Roman" fo:font-weight="normal" officeooo:rsid="00137e6f" style:font-weight-asian="normal" style:font-weight-complex="normal"/>
    </style:style>
    <style:style style:name="T32" style:family="text">
      <style:text-properties style:font-name="Times New Roman" fo:font-weight="normal" officeooo:rsid="00159369" style:font-weight-asian="normal" style:font-weight-complex="normal"/>
    </style:style>
    <style:style style:name="T33" style:family="text">
      <style:text-properties style:font-name="Times New Roman" officeooo:rsid="000ea94b"/>
    </style:style>
    <style:style style:name="T34" style:family="text">
      <style:text-properties style:font-name="Times New Roman" officeooo:rsid="0011053f"/>
    </style:style>
    <style:style style:name="T35" style:family="text">
      <style:text-properties style:font-name="Times New Roman" officeooo:rsid="00118ac6"/>
    </style:style>
    <style:style style:name="T36" style:family="text">
      <style:text-properties officeooo:rsid="000ea94b"/>
    </style:style>
    <style:style style:name="T37" style:family="text">
      <style:text-properties officeooo:rsid="000fc3e2"/>
    </style:style>
    <style:style style:name="T38" style:family="text">
      <style:text-properties fo:color="#158466" style:font-name="Times New Roman" fo:font-weight="normal" officeooo:rsid="000fc3e2" style:font-weight-asian="normal" style:font-weight-complex="normal"/>
    </style:style>
    <style:style style:name="T39" style:family="text">
      <style:text-properties fo:color="#000000" style:font-name="Times New Roman" fo:font-weight="normal" style:font-weight-asian="normal" style:font-weight-complex="normal"/>
    </style:style>
    <style:style style:name="T40" style:family="text">
      <style:text-properties officeooo:rsid="00137e6f"/>
    </style:style>
    <style:style style:name="T41" style:family="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ssions : <text:span text:style-name="T1">The server create a session and send a <text:s/>session id to browser whenever user send a request there is a session id along with request because he is a authenticated user .</text:span></text:p>
      <text:p text:style-name="P1"/>
      <text:p text:style-name="P1">JWT <text:span text:style-name="T4">=&gt; token both authorzation <text:s/>authentication</text:span></text:p>
      <text:p text:style-name="P1"/>
      <text:p text:style-name="P1"><text:tab/>session vs jwt :<text:span text:style-name="T1">session have some data about user that store in a server for validation with a request of session id but jwt token is not stored by server it send to the client . Jwt is encrypted both client and server have a secret key to unlock the encryption </text:span></text:p>
      <text:p text:style-name="P2"/>
      <text:p text:style-name="P2"/>
      <text:p text:style-name="P3">jwt = algo+payload+<text:span text:style-name="T6">signature</text:span></text:p>
      <text:p text:style-name="P3"/>
      <text:p text:style-name="P3"><text:span text:style-name="T6">Header</text:span>=&gt; what type of algo is used <text:s/><text:span text:style-name="T6">eg . </text:span>hash<text:span text:style-name="T5">2</text:span>56</text:p>
      <text:p text:style-name="P3">payload = &gt; user data =&gt; eg. sessoin time,user id , name</text:p>
      <text:p text:style-name="P3"><text:span text:style-name="T6">signature</text:span> =&gt; <text:span text:style-name="T7">it check the integrity whether the jwt is tampered or not (that means hacker is not changed the token)</text:span></text:p>
      <text:p text:style-name="P2"/>
      <text:p text:style-name="P4"><text:span text:style-name="T18">C</text:span>step 1: <text:span text:style-name="T18">P</text:span><text:span text:style-name="T8">roject creation</text:span> ==&gt; <text:s/>dotnet new webapi -n name</text:p>
      <text:p text:style-name="P2"/>
      <text:p text:style-name="Text_20_body"><text:span text:style-name="T2">step 2:</text:span><text:span text:style-name="T3">Install packages</text:span><text:line-break/><text:tab/><text:span text:style-name="T11">dotnet add package Microsoft.AspNetCore.Authentication. <text:s text:c="2"/></text:span><text:span text:style-name="T12">== &gt; setting up jwt authentication in our project or middleware</text:span></text:p>
      <text:p text:style-name="P15"><text:span text:style-name="T11"><text:tab/>JwtBearer dotnet add package System.IdentityModel.Tokens.</text:span><text:span text:style-name="T12">JWT <text:s/>==&gt; creating tokens and provide some functionality </text:span></text:p>
      <text:p text:style-name="P15"><text:span text:style-name="T12"/></text:p>
      <text:p text:style-name="P4"><text:tab/></text:p>
      <text:p text:style-name="P5">Step 3:<text:span text:style-name="T8"> Add the service jwt authentication in program</text:span></text:p>
      <text:p text:style-name="P5"><text:tab/></text:p>
      <text:p text:style-name="P5"/>
      <text:p text:style-name="P5">builder.Services.AddAuthentication(JwtBearerDefaults.AuthenticationScheme) <text:s text:c="3"/></text:p>
      <text:p text:style-name="P5"><text:s text:c="12"/>.AddJwtBearer(options =&gt; <text:s text:c="3"/></text:p>
      <text:p text:style-name="P5"><text:s text:c="12"/>{ <text:s text:c="3"/></text:p>
      <text:p text:style-name="P5"><text:s text:c="16"/>options.TokenValidationParameters = new TokenValidationParameters <text:s text:c="3"/></text:p>
      <text:p text:style-name="P5"><text:s text:c="16"/>{ <text:s text:c="3"/></text:p>
      <text:p text:style-name="P5"><text:s text:c="20"/>ValidateIssuer = true, <text:s text:c="3"/></text:p>
      <text:p text:style-name="P5"><text:s text:c="20"/>ValidateAudience = true, <text:s text:c="3"/></text:p>
      <text:p text:style-name="P5"><text:s text:c="20"/>ValidateLifetime = true, <text:s text:c="3"/></text:p>
      <text:p text:style-name="P5"><text:s text:c="20"/>ValidateIssuerSigningKey = true, <text:s text:c="3"/></text:p>
      <text:p text:style-name="P5"><text:s text:c="20"/>ValidIssuer = builder.Configuration["JwtAuth:Issuer"], <text:s text:c="3"/></text:p>
      <text:p text:style-name="P5"><text:s text:c="20"/>ValidAudience = builder.Configuration["JwtAuth:Issuer"], <text:s text:c="3"/></text:p>
      <text:p text:style-name="P5"><text:s text:c="20"/>IssuerSigningKey = new SymmetricSecurityKey(Encoding.UTF8.GetBytes(builder.Configuration["JwtAuth:Key"])) <text:s text:c="3"/></text:p>
      <text:p text:style-name="P5"><text:s text:c="16"/>}; <text:s text:c="3"/></text:p>
      <text:p text:style-name="P5"><text:s text:c="12"/>});</text:p>
      <text:p text:style-name="P5"/>
      <text:p text:style-name="P11">INFO</text:p>
      <text:p text:style-name="P5">Issuer ==&gt; who is going to issue the jwt token </text:p>
      <text:p text:style-name="P5">Audience ==&gt; receiver (client)</text:p>
      <text:p text:style-name="P5">signingkey ==&gt; secret key to encode the header and payload</text:p>
      <text:p text:style-name="P6"><text:s/>builder.Configuration["JwtAuth:Issuer"] <text:s/><text:span text:style-name="T17">=== &gt; Take the issuer from app.settings.json</text:span></text:p>
      <text:p text:style-name="P9"><text:soft-page-break/>Symmetric security key : The same key from app.json file <text:s/>used to encrypt and decrypt the data from both client and server side so we use the key that is in app.settings .json file</text:p>
      <text:p text:style-name="P6"/>
      <text:p text:style-name="P5"/>
      <text:p text:style-name="P7">step 4:<text:span text:style-name="T8"> </text:span><text:span text:style-name="T9">A</text:span><text:span text:style-name="T8">dd Middle ware</text:span></text:p>
      <text:p text:style-name="P7"><text:span text:style-name="T8"/></text:p>
      <text:p text:style-name="P17"><text:span text:style-name="T14"><text:tab/><text:tab/>app</text:span><text:span text:style-name="T15">.</text:span><text:span text:style-name="T16">UseAuthentication</text:span>();</text:p>
      <text:p text:style-name="P16"><text:span text:style-name="T14"><text:tab/><text:tab/>app</text:span><text:span text:style-name="T15">.</text:span><text:span text:style-name="T16">UseAuthorization</text:span>();</text:p>
      <text:p text:style-name="P16"/>
      <text:p text:style-name="P18"/>
      <text:p text:style-name="P7">step 5: <text:span text:style-name="T9">Controller</text:span></text:p>
      <text:p text:style-name="P7"><text:tab/></text:p>
      <text:p text:style-name="P7"><text:tab/><text:span text:style-name="T18">1</text:span><text:span text:style-name="T9">.Authentication</text:span><text:span text:style-name="T18"> → check whether the user is exist or not if exist return the username and email <text:s text:c="22"/><text:tab/><text:tab/><text:tab/><text:tab/>for claims</text:span></text:p>
      <text:p text:style-name="P7"/>
      <text:p text:style-name="P7"><text:s text:c="8"/>[HttpPost("Login")] <text:s/></text:p>
      <text:p text:style-name="P7"/>
      <text:p text:style-name="P7"><text:s text:c="8"/>public IActionResult Login([<text:span text:style-name="T19">FromBody</text:span>]Login login) <text:s text:c="3"/><text:span text:style-name="T20">==&gt; Get the data form the postman body</text:span></text:p>
      <text:p text:style-name="P7"><text:s text:c="8"/>{ <text:s text:c="3"/></text:p>
      <text:p text:style-name="P7"><text:s text:c="12"/></text:p>
      <text:p text:style-name="P7"><text:s text:c="12"/>var user = <text:span text:style-name="T22">AuthenticateUser(login); <text:s text:c="2"/></text:span><text:s/><text:span text:style-name="T22"><text:s text:c="2"/>// </text:span><text:span text:style-name="T23">To check the user is exist or no</text:span><text:span text:style-name="T18">t</text:span> <text:s/></text:p>
      <text:p text:style-name="P7"><text:s text:c="4"/></text:p>
      <text:p text:style-name="P7"><text:s text:c="12"/>if (user != null) <text:s text:c="3"/></text:p>
      <text:p text:style-name="P7"><text:s text:c="12"/>{ <text:s text:c="3"/></text:p>
      <text:p text:style-name="P7"><text:s text:c="16"/>var tokenString = <text:span text:style-name="T22">GenerateJWT(user); <text:s text:c="2"/>// </text:span><text:span text:style-name="T24">Method for genertate jwt</text:span><text:span text:style-name="T22"> </text:span></text:p>
      <text:p text:style-name="P7"><text:span text:style-name="T22"/></text:p>
      <text:p text:style-name="P7"><text:s text:c="15"/>return Ok(new { token = tokenString }); <text:s text:c="3"/>// <text:span text:style-name="T21">Returning the jwt token</text:span></text:p>
      <text:p text:style-name="P7"/>
      <text:p text:style-name="P8"><text:s text:c="12"/>} </text:p>
      <text:p text:style-name="P8"><text:tab/> <text:s text:c="2"/>else</text:p>
      <text:p text:style-name="P7"><text:s text:c="12"/>{</text:p>
      <text:p text:style-name="P7"><text:s text:c="16"/>return Unauthorized();</text:p>
      <text:p text:style-name="P7"><text:s text:c="12"/><text:span text:style-name="T18">}</text:span></text:p>
      <text:p text:style-name="P7"><text:s text:c="8"/>} </text:p>
      <text:p text:style-name="P7"/>
      <text:p text:style-name="P7"><text:s text:c="4"/><text:span text:style-name="T40">To get data from the body create models</text:span></text:p>
      <text:p text:style-name="P7"/>
      <text:p text:style-name="P7"/>
      <text:p text:style-name="P7">using System;</text:p>
      <text:p text:style-name="P7">using System.Collections.Generic;</text:p>
      <text:p text:style-name="P7">using System.Linq;</text:p>
      <text:p text:style-name="P7">using System.Threading.Tasks;</text:p>
      <text:p text:style-name="P7"/>
      <text:p text:style-name="P7">namespace jwt.Models</text:p>
      <text:p text:style-name="P7">{</text:p>
      <text:p text:style-name="P7"><text:s text:c="4"/>public class Login</text:p>
      <text:p text:style-name="P7"><text:s text:c="4"/>{</text:p>
      <text:p text:style-name="P7"><text:s text:c="8"/>public string Username { get; set; }</text:p>
      <text:p text:style-name="P7"><text:s text:c="8"/>public string Password { get; set; }</text:p>
      <text:p text:style-name="P7"><text:s text:c="8"/>public string EmailAddress { get; set; }</text:p>
      <text:p text:style-name="P7"><text:soft-page-break/><text:s text:c="8"/>public DateTime Date { get; set; } = DateTime.Now;</text:p>
      <text:p text:style-name="P7"><text:s text:c="4"/>}</text:p>
      <text:p text:style-name="P7">}</text:p>
      <text:p text:style-name="P7"/>
      <text:p text:style-name="P7"/>
      <text:p text:style-name="P7"><text:tab/><text:span text:style-name="T10">2. User is existing or not (Authenticate the user)</text:span></text:p>
      <text:p text:style-name="P7"/>
      <text:p text:style-name="P7"><text:tab/> private Login AuthenticateUser(Login login) <text:s text:c="4"/>// <text:span text:style-name="T21">Just not check in db but assume to expected <text:tab/><text:tab/><text:tab/><text:tab/><text:tab/><text:tab/><text:tab/><text:tab/><text:tab/>username</text:span></text:p>
      <text:p text:style-name="P7"><text:s text:c="8"/>{ <text:s text:c="3"/></text:p>
      <text:p text:style-name="P7"><text:s text:c="12"/>Login user = null; <text:s text:c="3"/></text:p>
      <text:p text:style-name="P7"><text:s text:c="4"/></text:p>
      <text:p text:style-name="P7"><text:s text:c="12"/>if (login.Username == "freecode") <text:s text:c="3"/></text:p>
      <text:p text:style-name="P7"><text:s text:c="12"/>{ <text:s text:c="3"/></text:p>
      <text:p text:style-name="P7"><text:s text:c="16"/>user = new Login { Username = "freecode", EmailAddress = "freecode@gmail.com" }; <text:s text:c="3"/></text:p>
      <text:p text:style-name="P7"><text:s text:c="12"/>} <text:s text:c="3"/></text:p>
      <text:p text:style-name="P7"><text:s text:c="12"/>return user; <text:s text:c="3"/></text:p>
      <text:p text:style-name="P7"><text:s text:c="10"/>}</text:p>
      <text:p text:style-name="P7"/>
      <text:p text:style-name="P7"/>
      <text:p text:style-name="P12">3. Token Generation</text:p>
      <text:p text:style-name="P12"/>
      <text:p text:style-name="P12"><text:tab/></text:p>
      <text:p text:style-name="P12"><text:span text:style-name="T27"><text:s/>private string GenerateJWT(Login userInfo) <text:s text:c="3"/></text:span></text:p>
      <text:p text:style-name="P12"><text:span text:style-name="T27"><text:s/>{ <text:s text:c="3"/></text:span></text:p>
      <text:p text:style-name="P12"><text:span text:style-name="T27"/></text:p>
      <text:p text:style-name="P12"><text:span text:style-name="T27"/></text:p>
      <text:p text:style-name="P13"><text:span text:style-name="T27"><text:tab/> //</text:span><text:span text:style-name="T28"> Encode for convert secret key from one format to another format </text:span></text:p>
      <text:p text:style-name="P13"><text:span text:style-name="T28"/></text:p>
      <text:p text:style-name="P13"><text:span text:style-name="T27"><text:tab/>var securityKey = new <text:tab/><text:tab/><text:tab/><text:tab/>SymmetricSecurityKey(Encoding.UTF8.GetBytes(_config["JwtAuth:Key"])); <text:s text:c="3"/></text:span></text:p>
      <text:p text:style-name="P13"><text:span text:style-name="T27"/></text:p>
      <text:p text:style-name="P13"><text:span text:style-name="T27"/></text:p>
      <text:p text:style-name="P13"><text:span text:style-name="T28"><text:tab/>// hash <text:s/>provide fixed size of <text:s/>secret key ==&gt; both used for integrity and authenticity </text:span></text:p>
      <text:p text:style-name="P13"><text:span text:style-name="T28"/></text:p>
      <text:p text:style-name="P13"><text:span text:style-name="T28"/></text:p>
      <text:p text:style-name="P13"><text:span text:style-name="T27"><text:s text:c="12"/>var credentials = new SigningCredentials(securityKey, SecurityAlgorithms.HmacSha256); <text:s text:c="2"/></text:span></text:p>
      <text:p text:style-name="P13"><text:span text:style-name="T27"/></text:p>
      <text:p text:style-name="P13"><text:span text:style-name="T27"/></text:p>
      <text:p text:style-name="P12"><text:span text:style-name="T27"><text:s text:c="4"/></text:span></text:p>
      <text:p text:style-name="P12"><text:span text:style-name="T26"/></text:p>
      <text:p text:style-name="P12"><text:span text:style-name="T26"><text:s text:c="12"/>//claim is used to add identity to JWT token <text:s/></text:span><text:span text:style-name="T33">Store user Info</text:span></text:p>
      <text:p text:style-name="P12"><text:span text:style-name="T26"/></text:p>
      <text:p text:style-name="P12"><text:span text:style-name="T27"><text:s text:c="12"/>var claims = new[] </text:span></text:p>
      <text:p text:style-name="P12"><text:span text:style-name="T27"><text:s text:c="12"/>{ <text:s text:c="3"/></text:span></text:p>
      <text:p text:style-name="P12"><text:span text:style-name="T27"><text:s text:c="16"/>new Claim(JwtRegisteredClaimNames.Sub, userInfo.Username), <text:s text:c="3"/></text:span></text:p>
      <text:p text:style-name="P12"><text:span text:style-name="T27"><text:s text:c="16"/>new Claim(JwtRegisteredClaimNames.Email, userInfo.EmailAddress), <text:s text:c="3"/></text:span></text:p>
      <text:p text:style-name="P12"><text:span text:style-name="T27"><text:s text:c="16"/>new Claim("Date", DateTime.Now.ToString()), <text:s text:c="3"/></text:span></text:p>
      <text:p text:style-name="P12"><text:span text:style-name="T27"><text:s text:c="16"/>new Claim(JwtRegisteredClaimNames.Jti, Guid.NewGuid().ToString()) <text:s text:c="3"/></text:span></text:p>
      <text:p text:style-name="P12"><text:soft-page-break/><text:span text:style-name="T27"><text:s text:c="12"/>}; <text:s text:c="3"/></text:span></text:p>
      <text:p text:style-name="P12"><text:span text:style-name="T27"/></text:p>
      <text:p text:style-name="P12"><text:span text:style-name="T27"><text:tab/></text:span><text:span text:style-name="T26">// </text:span><text:span text:style-name="T33">Token generation <text:s/></text:span></text:p>
      <text:p text:style-name="P20"/>
      <text:p text:style-name="P20"><text:span text:style-name="T36"><text:tab/><text:tab/><text:tab/></text:span><text:span text:style-name="T25">Header == <text:s/>hash algo , what type of jwt ,</text:span></text:p>
      <text:p text:style-name="P22"><text:span text:style-name="T36"><text:tab/><text:tab/><text:tab/>Payload == expiry date of token, username ,issuer name ,</text:span></text:p>
      <text:p text:style-name="P21"><text:span text:style-name="T36"><text:tab/><text:tab/><text:tab/>signautre == 1. encode the secret key(tell whether symmetric or asymmetric) </text:span></text:p>
      <text:p text:style-name="P21"><text:span text:style-name="T36"><text:tab/><text:tab/><text:tab/><text:tab/> <text:s text:c="8"/>2. hash the secret key</text:span></text:p>
      <text:p text:style-name="P21"><text:span text:style-name="T37"><text:tab/><text:tab/><text:tab/><text:tab/> <text:s text:c="8"/>3. after done the previous two process using the secret key <text:tab/><text:tab/><text:tab/><text:tab/><text:tab/><text:tab/> <text:s text:c="2"/><text:tab/> <text:s text:c="2"/>sign(digital signature) the concatenation of header and <text:tab/><text:tab/><text:tab/><text:tab/><text:tab/><text:tab/> <text:s text:c="3"/><text:tab/> <text:s text:c="3"/>payload then it become final signature </text:span></text:p>
      <text:p text:style-name="P23"><text:span text:style-name="T26"><text:s text:c="4"/></text:span><text:span text:style-name="T27"><text:s text:c="8"/></text:span></text:p>
      <text:p text:style-name="P12"><text:span text:style-name="T27"/></text:p>
      <text:p text:style-name="P12"><text:span text:style-name="T27"><text:s text:c="12"/>var token = new JwtSecurityToken(_config["JwtAuth:Issuer"], <text:s text:c="3"/></text:span></text:p>
      <text:p text:style-name="P12"><text:span text:style-name="T27"><text:s text:c="14"/>_config["JwtAuth:Issuer"], <text:s text:c="3"/></text:span></text:p>
      <text:p text:style-name="P12"><text:span text:style-name="T27"><text:s text:c="14"/>claims, <text:s text:c="3"/></text:span></text:p>
      <text:p text:style-name="P12"><text:span text:style-name="T27"><text:s text:c="14"/>expires: DateTime.Now.AddMinutes(120), <text:s text:c="3"/></text:span></text:p>
      <text:p text:style-name="P19"><text:span text:style-name="T27"><text:s text:c="12"/></text:span><text:span text:style-name="T39"><text:s text:c="2"/>signingCredentials: credentials); <text:s text:c="3"/></text:span><text:span text:style-name="T38">== &gt; this credential used to sign the concatenation of heder <text:tab/><text:tab/><text:tab/><text:tab/><text:tab/><text:tab/> <text:s text:c="7"/>and payload</text:span></text:p>
      <text:p text:style-name="P12"><text:span text:style-name="T27"><text:s text:c="4"/></text:span></text:p>
      <text:p text:style-name="P12"><text:span text:style-name="T27"><text:s text:c="12"/>return new JwtSecurityTokenHandler().WriteToken(token); <text:s text:c="2"/></text:span><text:span text:style-name="T29">== &gt; automatically genterate the <text:s text:c="7"/><text:tab/><text:tab/><text:tab/><text:tab/><text:tab/><text:tab/><text:tab/><text:tab/><text:tab/><text:tab/> <text:s/>header and signature</text:span><text:span text:style-name="T27"> <text:s/></text:span></text:p>
      <text:p text:style-name="P12"><text:span text:style-name="T27"><text:s text:c="8"/>} <text:s text:c="2"/></text:span></text:p>
      <text:p text:style-name="P12"><text:span text:style-name="T27"/></text:p>
      <text:p text:style-name="P12"><text:span text:style-name="T27"/></text:p>
      <text:p text:style-name="P14"><text:span text:style-name="T26">Step 6 : Add <text:s/>[Authorize] to ur http verb Action methods </text:span></text:p>
      <text:p text:style-name="P14"><text:span text:style-name="T27"/></text:p>
      <text:p text:style-name="P14"><text:span text:style-name="T27"><text:tab/> <text:s text:c="2"/>if u use the authorize then u need to send the jwt token </text:span></text:p>
      <text:p text:style-name="P14"><text:span text:style-name="T27"/></text:p>
      <text:p text:style-name="P14"><text:span text:style-name="T27"><text:s text:c="2"/></text:span><text:span text:style-name="T31">EG. <text:s text:c="2"/>// </text:span><text:span text:style-name="T32">It return which date the token till validate</text:span></text:p>
      <text:p text:style-name="P25"><text:span text:style-name="T31"/></text:p>
      <text:p text:style-name="P26"><text:span text:style-name="T31"><text:s text:c="8"/></text:span><text:span text:style-name="T29">[HttpGet] <text:s text:c="3"/></text:span></text:p>
      <text:p text:style-name="P26"><text:span text:style-name="T29"><text:s text:c="8"/>[Authorize] <text:s/></text:span></text:p>
      <text:p text:style-name="P26"><text:span text:style-name="T29"><text:s text:c="8"/>public ActionResult&lt;IEnumerable&lt;string&gt;&gt; Gets() <text:s text:c="3"/></text:span></text:p>
      <text:p text:style-name="P26"><text:span text:style-name="T29"><text:s text:c="8"/>{ <text:s text:c="3"/></text:span></text:p>
      <text:p text:style-name="P26"><text:span text:style-name="T29"/></text:p>
      <text:p text:style-name="P26"><text:span text:style-name="T29"><text:s text:c="8"/>var currentUser = HttpContext.User; <text:s text:c="2"/></text:span></text:p>
      <text:p text:style-name="P26"><text:span text:style-name="T29"><text:s text:c="8"/>Console.WriteLine(currentUser); <text:s/></text:span></text:p>
      <text:p text:style-name="P26"><text:span text:style-name="T29"><text:s text:c="9"/>DateTime TokenDate = new DateTime(); <text:s text:c="3"/></text:span></text:p>
      <text:p text:style-name="P26"><text:span text:style-name="T29"><text:s text:c="20"/></text:span></text:p>
      <text:p text:style-name="P26"><text:span text:style-name="T29"><text:s text:c="12"/>if (currentUser.HasClaim(c =&gt; c.Type == "Date")) <text:s text:c="3"/></text:span></text:p>
      <text:p text:style-name="P26"><text:span text:style-name="T29"><text:s text:c="12"/>{ <text:s text:c="3"/></text:span></text:p>
      <text:p text:style-name="P26"><text:span text:style-name="T29"><text:s text:c="16"/>TokenDate = DateTime.Parse(currentUser.Claims.FirstOrDefault(c =&gt; c.Type == "Date").Value); <text:s text:c="3"/></text:span></text:p>
      <text:p text:style-name="P26"><text:span text:style-name="T29"><text:s text:c="28"/></text:span></text:p>
      <text:p text:style-name="P26"><text:span text:style-name="T29"><text:s text:c="12"/>} <text:s text:c="3"/></text:span></text:p>
      <text:p text:style-name="P26"><text:span text:style-name="T29"><text:s text:c="20"/></text:span></text:p>
      <text:p text:style-name="P26"><text:span text:style-name="T29"><text:s text:c="12"/>return Ok("Custom Claims(date): " + TokenDate);</text:span></text:p>
      <text:p text:style-name="P26"><text:span text:style-name="T29"><text:s text:c="16"/></text:span></text:p>
      <text:p text:style-name="P24"><text:span text:style-name="T29"><text:s text:c="8"/>}</text:span></text:p>
      <text:p text:style-name="P24"><text:span text:style-name="T29"><text:s text:c="2"/></text:span></text:p>
      <text:p text:style-name="P14"><text:span text:style-name="T27"><text:s text:c="3"/></text:span></text:p>
      <text:p text:style-name="P14"><text:soft-page-break/><text:span text:style-name="T26">Note [AllowAnonymous] == &gt; </text:span><text:span text:style-name="T34">the </text:span><text:span text:style-name="T35">all </text:span><text:span text:style-name="T34"><text:s/>unauthenticated user can access the action mehtod</text:span></text:p>
      <text:p text:style-name="P14"><text:span text:style-name="T30"/></text:p>
      <text:p text:style-name="P14"><text:span text:style-name="T30"/></text:p>
      <text:p text:style-name="P14"><text:span text:style-name="T30"/></text:p>
      <text:p text:style-name="P27"><text:span text:style-name="T30">R</text:span><text:span text:style-name="T27">eference : https://www.freecodespot.com/blog/jwt-authentication-in-dotnet-core/#google_vignet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Hack" svg:font-family="Hack, 'fira code', Consolas, Menlo, Monaco, 'andale mono', 'lucida console', 'lucida sans typewriter', 'dejavu sans mono', 'bitstream vera sans mono', 'liberation mono', 'nimbus mono l', 'courier new', Courier, monospace"/>
    <style:font-face style:name="Mangal1" svg:font-family="Manga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4-03-05T12:07:09.466000000</dc:date>
    <meta:editing-duration>PT16H45M28S</meta:editing-duration>
    <meta:editing-cycles>8</meta:editing-cycles>
    <meta:document-statistic meta:table-count="0" meta:image-count="0" meta:object-count="0" meta:page-count="5" meta:paragraph-count="137" meta:word-count="743" meta:character-count="6682" meta:non-whitespace-character-count="4656"/>
  </office:meta>
</office:document-meta>
</file>